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ckground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64" calcext:value-type="float">
            <text:p>364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umber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counts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79" calcext:value-type="float">
            <text:p>73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12" calcext:value-type="float">
            <text:p>63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80" calcext:value-type="float">
            <text:p>5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42" calcext:value-type="float">
            <text:p>47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175" calcext:value-type="float">
            <text:p>41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614" calcext:value-type="float">
            <text:p>36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76" calcext:value-type="float">
            <text:p>3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b</text:p>
          </table:table-cell>
          <table:table-cell table:number-columns-repeated="5"/>
          <table:table-cell office:value-type="string" calcext:value-type="string">
            <text:p>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umber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counts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60" calcext:value-type="float">
            <text:p>66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59" calcext:value-type="float">
            <text:p>475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89" calcext:value-type="float">
            <text:p>3889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759" calcext:value-type="float">
            <text:p>27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70" calcext:value-type="float">
            <text:p>217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10" calcext:value-type="float">
            <text:p>16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489" calcext:value-type="float">
            <text:p>6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5:06:45.136858323</meta:creation-date>
    <dc:date>2025-04-16T16:20:05.572873787</dc:date>
    <meta:editing-duration>PT9M52S</meta:editing-duration>
    <meta:editing-cycles>1</meta:editing-cycles>
    <meta:document-statistic meta:table-count="1" meta:cell-count="97" meta:object-count="0"/>
    <meta:generator>LibreOffice/24.2.7.2$Linux_X86_64 LibreOffice_project/420$Build-2</meta:generator>
  </office:meta>
</office:document-meta>
</file>